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ea1" officeooo:paragraph-rsid="001d8ea1"/>
    </style:style>
    <style:style style:name="P2" style:family="paragraph" style:parent-style-name="Standard">
      <style:text-properties officeooo:rsid="002044e0" officeooo:paragraph-rsid="002044e0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2044e0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PIPELINE</text:span></text:p>
      <text:p text:style-name="P2"><text:span text:style-name="T1">1)declartive pipeline</text:span></text:p>
      <text:p text:style-name="P2"><text:span text:style-name="T1"/></text:p>
      <text:p text:style-name="P2"><text:span text:style-name="T1"><text:s text:c="5"/>syntax</text:span></text:p>
      <text:p text:style-name="P2"><text:span text:style-name="T1"><text:s text:c="5"/>pipeline {</text:span></text:p>
      <text:p text:style-name="P2"><text:span text:style-name="T1"><text:s text:c="8"/>agent{</text:span></text:p>
      <text:p text:style-name="P2"><text:span text:style-name="T1"><text:tab/><text:tab/>label “”</text:span></text:p>
      <text:p text:style-name="P2"><text:span text:style-name="T1">}</text:span></text:p>
      <text:p text:style-name="P2"><text:span text:style-name="T1">stages{</text:span></text:p>
      <text:p text:style-name="P2"><text:span text:style-name="T1"><text:tab/>stage(“build”){</text:span></text:p>
      <text:p text:style-name="P2"><text:span text:style-name="T1"><text:tab/><text:tab/>steps{</text:span></text:p>
      <text:p text:style-name="P2"><text:span text:style-name="T1"><text:s text:c="27"/>echo “buld start”}</text:span></text:p>
      <text:p text:style-name="P2"><text:span text:style-name="T1">}</text:span></text:p>
      <text:p text:style-name="P2"><text:span text:style-name="T1">}</text:span></text:p>
      <text:p text:style-name="P2"><text:span text:style-name="T1">2)scripted pipeline</text:span></text:p>
      <text:p text:style-name="P2"><text:span text:style-name="T1"><text:s text:c="3"/>node(“node-1”){</text:span></text:p>
      <text:p text:style-name="P2"><text:span text:style-name="T1">stage(source){</text:span></text:p>
      <text:p text:style-name="P2"><text:span text:style-name="T1">git</text:span></text:p>
      <text:p text:style-name="P2"><text:span text:style-name="T1">“https/github.com/gokul/consoleApplication”</text:span></text:p>
      <text:p text:style-name="P2"><text:span text:style-name="T1">}</text:span></text:p>
      <text:p text:style-name="P2"><text:span text:style-name="T1">stage(“complie”){</text:span></text:p>
      <text:p text:style-name="P2"><text:span text:style-name="T1">def gradile_home=tool ‘gradle4’</text:span></text:p>
      <text:p text:style-name="P2"><text:span text:style-name="T1">sh “status.sh”</text:span></text:p>
      <text:p text:style-name="P2"><text:span text:style-name="T1">}</text:span></text:p>
      <text:p text:style-name="P2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0:08.897457288</meta:creation-date>
    <dc:date>2022-12-19T19:38:18.550096034</dc:date>
    <meta:editing-duration>PT2H48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33" meta:character-count="321" meta:non-whitespace-character-count="258"/>
  </office:meta>
</office:document-meta>
</file>